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Builder.characters( char [ ] text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Builder.endDoc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Builder.endElement( String tag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MLBuild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Builder.getHTML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uilder.startElement( String tagName , AttributeList attrLis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HTMLBuild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Builder.processingInstruction( String target , String instruc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MLBuilder.characters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Builder.ignorableWhitespace( char [ ] text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